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6">
      <style:table-cell-properties fo:background-color="#00CCFF" style:cell-protect="none"/>
    </style:style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7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0H0M0S" table:formula="of:=SUM([.B4:.B120])" table:style-name="ce10">
            <text:p>00:00</text:p>
          </table:table-cell>
          <table:table-cell office:value-type="time" office:time-value="PT0H0M0S" table:formula="of:=SUM([.C4:.C120])" table:style-name="ce10">
            <text:p>00:00</text:p>
          </table:table-cell>
          <table:table-cell office:value-type="time" office:time-value="PT0H0M0S" table:formula="of:=SUM([.D4:.D120])" table:style-name="ce10">
            <text:p>00:00</text:p>
          </table:table-cell>
          <table:table-cell table:style-name="ce1"/>
          <table:table-cell office:value-type="time" office:time-value="PT0H0M0S" table:formula="of:=SUM([.B122:.D122])" table:style-name="ce11">
            <text:p>00:0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Lars Buttgereit</dc:creator>
    <meta:creation-date>2015-10-06T10:15:48Z</meta:creation-date>
    <dc:date>2017-10-21T09:54:38Z</dc:date>
    <meta:editing-cycles>7</meta:editing-cycles>
    <meta:editing-duration>PT0S</meta:editing-duration>
  </office:meta>
</office:document-meta>
</file>